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764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D" style:family="table-column">
      <style:table-column-properties style:column-width="4.56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officeooo:rsid="000d8a8e" officeooo:paragraph-rsid="000d26c4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0218a" officeooo:paragraph-rsid="0010218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37d0e" officeooo:paragraph-rsid="00137d0e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37d0e" officeooo:paragraph-rsid="00137d0e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0218a" officeooo:paragraph-rsid="0010218a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3c9b3" officeooo:paragraph-rsid="0013c9b3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44158" officeooo:paragraph-rsid="00144158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">DIA</text:p>
          </table:table-cell>
          <table:table-cell table:style-name="Table1.A1" office:value-type="string">
            <text:p text:style-name="P2">DAVID</text:p>
          </table:table-cell>
          <table:table-cell table:style-name="Table1.A1" office:value-type="string">
            <text:p text:style-name="P2">DIEGO</text:p>
          </table:table-cell>
          <table:table-cell table:style-name="Table1.D1" office:value-type="string">
            <text:p text:style-name="P2">MANUEL</text:p>
          </table:table-cell>
        </table:table-row>
        <table:table-row>
          <table:table-cell table:style-name="Table1.A2" office:value-type="string">
            <text:p text:style-name="P2">05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4">12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2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14/05/2024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15/05/2024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16/05/202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19:54.232626602</meta:creation-date>
    <meta:editing-duration>PT4M58S</meta:editing-duration>
    <meta:editing-cycles>6</meta:editing-cycles>
    <meta:generator>LibreOffice/7.4.2.3$Linux_X86_64 LibreOffice_project/40$Build-3</meta:generator>
    <dc:date>2024-05-16T10:06:51.257184888</dc:date>
    <meta:document-statistic meta:table-count="1" meta:image-count="0" meta:object-count="0" meta:page-count="1" meta:paragraph-count="14" meta:word-count="14" meta:character-count="74" meta:non-whitespace-character-count="74"/>
  </office:meta>
</office:document-meta>
</file>